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OpenSymbol" svg:font-family="OpenSymbol"/>
    <style:font-face style:name="Source Sans Pro" svg:font-family="'Source Sans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3c3c3c" style:font-name="Source Sans Pro" fo:font-size="10.1999998092651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1">Name:</text:span> Hanna Butterworth</text:p>
      <text:p text:style-name="Standard"><text:span text:style-name="T1">Student Number:</text:span> 18035307</text:p>
      <text:p text:style-name="Standard"/>
      <text:p text:style-name="Standard"><text:span text:style-name="T1">URL:</text:span> disneymad.github.io</text:p>
      <text:p text:style-name="Standard"/>
      <text:p text:style-name="Standard">All sources used are those provided by lecturers on 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OpenSymbol" svg:font-family="OpenSymbol"/>
    <style:font-face style:name="Source Sans Pro" svg:font-family="'Source Sans Pr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 Butterworth</meta:initial-creator>
    <meta:creation-date>2018-04-18T13:24:47</meta:creation-date>
    <meta:document-statistic meta:table-count="0" meta:image-count="0" meta:object-count="0" meta:page-count="1" meta:paragraph-count="4" meta:word-count="18" meta:character-count="129"/>
    <dc:date>2018-04-18T13:26:48</dc:date>
    <dc:creator>Hanna Butterworth</dc:creator>
    <meta:editing-duration>PT2M2S</meta:editing-duration>
    <meta:editing-cycles>1</meta:editing-cycles>
    <meta:generator>OpenOffice/4.0.1$Unix OpenOffice.org_project/401m5$Build-9714</meta:generator>
  </office:meta>
</office:document-meta>
</file>